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_20__28_user_29_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_20__28_user_29_">
      <style:paragraph-properties fo:margin-top="0in" fo:margin-bottom="0in" loext:contextual-spacing="false"/>
      <style:text-properties style:font-name="Times New Roman1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_20__28_user_29_">
      <style:paragraph-properties fo:margin-top="0in" fo:margin-bottom="0in" loext:contextual-spacing="false"/>
      <style:text-properties style:font-name="Times New Roman1" fo:font-size="14pt" fo:language="en" fo:country="US" style:font-size-asian="14pt" style:language-asian="en" style:country-asian="US" style:font-name-complex="Times New Roman2" style:font-size-complex="14pt" style:font-weight-complex="bold"/>
    </style:style>
    <style:style style:name="P9" style:family="paragraph" style:parent-style-name="Standard_20__28_user_29_">
      <style:paragraph-properties fo:margin-top="0in" fo:margin-bottom="0in" loext:contextual-spacing="false"/>
      <style:text-properties style:font-name="Times New Roman1" fo:font-size="10pt" style:font-size-asian="10pt" style:font-name-complex="Times New Roman2" style:font-size-complex="10pt"/>
    </style:style>
    <style:style style:name="P1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officeooo:paragraph-rsid="000b4d0f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4pt" officeooo:paragraph-rsid="000b4d0f" style:letter-kerning="true" style:font-name-asian="SimSun" style:font-size-asian="14pt" style:language-asian="en" style:country-asian="US" style:font-name-complex="Times New Roman2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1" fo:font-size="14pt" officeooo:paragraph-rsid="000b4d0f" style:letter-kerning="true" style:font-name-asian="SimSun" style:font-size-asian="14pt" style:language-asian="en" style:country-asian="US" style:font-name-complex="Times New Roman2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4pt" officeooo:paragraph-rsid="000b4d0f" style:letter-kerning="true" style:font-name-asian="Times New Roman2" style:font-size-asian="14pt" style:language-asian="en" style:country-asian="US" style:font-name-complex="Times New Roman2" style:font-size-complex="14pt" style:font-weight-complex="bold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17" style:family="paragraph" style:parent-style-name="Standard_20__28_user_29_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_20__28_user_29_"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_20__28_user_29_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</style:style>
    <style:style style:name="P25" style:family="paragraph" style:parent-style-name="Standard_20__28_user_29_">
      <style:paragraph-properties fo:margin-left="-0.0984in" fo:margin-right="0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2.3689in"/>
        </style:tab-stops>
      </style:paragraph-properties>
      <style:text-properties style:font-name="Times New Roman1" style:font-name-complex="Times New Roman2"/>
    </style:style>
    <style:style style:name="P26" style:family="paragraph" style:parent-style-name="Standard_20__28_user_29_">
      <style:paragraph-properties fo:margin-top="0in" fo:margin-bottom="0.111in" loext:contextual-spacing="false" fo:line-height="150%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7" style:family="paragraph" style:parent-style-name="Standard_20__28_user_29_">
      <style:paragraph-properties fo:margin-top="0in" fo:margin-bottom="0.111in" loext:contextual-spacing="false"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top="0in" fo:margin-bottom="0.111in" loext:contextual-spacing="false" fo:line-height="100%"/>
      <style:text-properties style:font-name="Times New Roman1" fo:font-size="14pt" officeooo:paragraph-rsid="000eb5f7" style:font-size-asian="14pt" style:font-name-complex="Times New Roman2" style:font-size-complex="14pt"/>
    </style:style>
    <style:style style:name="P29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officeooo:rsid="000b4d0f" officeooo:paragraph-rsid="000b4d0f"/>
    </style:style>
    <style:style style:name="P30" style:family="paragraph" style:parent-style-name="List_20_Paragraph" style:list-style-name="WWNum12">
      <style:text-properties style:font-name="Times New Roman1" fo:font-size="14pt" style:font-size-asian="14pt" style:font-name-complex="Times New Roman2" style:font-size-complex="14pt"/>
    </style:style>
    <style:style style:name="P31" style:family="paragraph" style:parent-style-name="List_20_Paragraph" style:list-style-name="WWNum13">
      <style:text-properties style:font-name="Times New Roman1" fo:font-size="14pt" style:font-size-asian="14pt" style:font-name-complex="Times New Roman2" style:font-size-complex="14pt"/>
    </style:style>
    <style:style style:name="P32" style:family="paragraph" style:parent-style-name="List_20_Paragraph" style:list-style-name="WWNum14"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List_20_Paragraph" style:list-style-name="WWNum16"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List_20_Paragraph" style:list-style-name="WWNum18">
      <style:text-properties style:font-name="Times New Roman1" fo:font-size="14pt" style:font-size-asian="14pt" style:font-name-complex="Times New Roman2" style:font-size-complex="14pt"/>
    </style:style>
    <style:style style:name="P35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officeooo:rsid="000c7f9c"/>
    </style:style>
    <style:style style:name="P36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fo:color="#000000" style:font-name="Times New Roman1" fo:font-size="14pt" fo:font-weight="bold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37" style:family="paragraph" style:parent-style-name="Standard" style:list-style-name="">
      <style:paragraph-properties fo:margin-left="0in" fo:margin-right="0in" fo:margin-top="0.139in" fo:margin-bottom="0in" loext:contextual-spacing="false" fo:line-height="105%" fo:text-align="center" style:justify-single-word="false" fo:keep-together="always" fo:text-indent="0in" style:auto-text-indent="false" fo:keep-with-next="always" style:vertical-align="baseline"/>
      <style:text-properties style:font-name="Times New Roman1" fo:font-size="14pt" fo:font-weight="bold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38" style:family="paragraph" style:parent-style-name="Standard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40" style:family="paragraph" style:parent-style-name="Standard">
      <style:paragraph-properties fo:margin-top="0in" fo:margin-bottom="0in" loext:contextual-spacing="false" fo:line-height="100%" style:vertical-align="baseline"/>
      <style:text-properties fo:font-variant="normal" fo:text-transform="none" fo:color="#000000" style:font-name="Times New Roman" fo:font-size="14pt" fo:letter-spacing="normal" fo:font-style="normal" fo:font-weight="normal" officeooo:paragraph-rsid="000b4d0f"/>
    </style:style>
    <style:style style:name="P41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2e3e8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c7f9c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25866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officeooo:rsid="0006e68f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officeooo:rsid="00125866" style:font-size-asian="14pt" style:font-weight-asian="bold" style:font-name-complex="Times New Roman2" style:font-size-complex="14pt"/>
    </style:style>
    <style:style style:name="T8" style:family="text">
      <style:text-properties style:font-name="Times New Roman1" style:letter-kerning="true" style:font-name-asian="Times New Roman2" style:font-size-asian="14pt" style:language-asian="en" style:country-asian="US" style:font-name-complex="Times New Roman2" style:font-size-complex="14pt" style:font-weight-complex="bold"/>
    </style:style>
    <style:style style:name="T9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fo:color="#000000" style:font-name="Times New Roman1" fo:font-size="14pt" officeooo:rsid="0006e68f" style:font-name-asian="Times New Roman2" style:font-size-asian="14pt" style:font-name-complex="Times New Roman2" style:font-size-complex="14pt"/>
    </style:style>
    <style:style style:name="T11" style:family="text">
      <style:text-properties fo:color="#000000" style:font-name="Times New Roman1" fo:font-size="14pt" officeooo:rsid="00108920" style:font-name-asian="Times New Roman2" style:font-size-asian="14pt" style:font-name-complex="Times New Roman2" style:font-size-complex="14pt"/>
    </style:style>
    <style:style style:name="T12" style:family="text">
      <style:text-properties fo:color="#000000" style:font-name="Times New Roman1" fo:font-size="14pt" style:letter-kerning="true" style:font-name-asian="Times New Roman2" style:font-size-asian="14pt" style:font-name-complex="Times New Roman2" style:font-size-complex="14pt"/>
    </style:style>
    <style:style style:name="T13" style:family="text">
      <style:text-properties fo:color="#000000" style:font-name="Times New Roman1" fo:font-size="14pt" officeooo:rsid="0012e3e8" style:letter-kerning="true" style:font-name-asian="Times New Roman2" style:font-size-asian="14pt" style:font-name-complex="Times New Roman2" style:font-size-complex="14pt"/>
    </style:style>
    <style:style style:name="T14" style:family="text">
      <style:text-properties fo:color="#000000" style:font-name="Times New Roman1" fo:font-size="14pt" fo:language="ru" fo:country="RU" officeooo:rsid="0006e68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5" style:family="text">
      <style:text-properties fo:color="#000000" style:font-name="Times New Roman1" fo:font-size="14pt" fo:language="ru" fo:country="RU" officeooo:rsid="00125866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6" style:family="text">
      <style:text-properties fo:font-variant="normal" fo:text-transform="none" fo:color="#000000" style:font-name="Times New Roman1" fo:font-size="14pt" fo:letter-spacing="normal" fo:font-style="normal" fo:font-weight="normal" style:letter-kerning="true" style:font-name-asian="Times New Roman2" style:font-size-asian="14pt" style:language-asian="en" style:country-asian="US" style:font-name-complex="Times New Roman2" style:font-size-complex="14pt" style:font-weight-complex="bold"/>
    </style:style>
    <style:style style:name="T17" style:family="text">
      <style:text-properties style:font-name="FreeMono" fo:font-size="14pt" style:font-size-asian="14pt" style:font-name-complex="Times New Roman2" style:font-size-complex="14pt"/>
    </style:style>
    <style:style style:name="T18" style:family="text">
      <style:text-properties style:text-position="sub 58%" style:font-name="Times New Roman1" fo:font-size="14pt" officeooo:rsid="000c7f9c" style:font-size-asian="14pt" style:font-name-complex="Times New Roman2" style:font-size-complex="14pt"/>
    </style:style>
    <style:style style:name="T19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20" style:family="text">
      <style:text-properties style:text-position="0% 100%" style:font-name="Times New Roman1" fo:font-size="14pt" officeooo:rsid="000c7f9c" style:font-size-asian="14pt" style:font-name-complex="Times New Roman2" style:font-size-complex="14pt"/>
    </style:style>
    <style:style style:name="T21" style:family="text">
      <style:text-properties style:text-position="0% 100%" style:font-name="Times New Roman1" fo:font-size="14pt" officeooo:rsid="000e3eb7" style:font-size-asian="14pt" style:font-name-complex="Times New Roman2" style:font-size-complex="14pt"/>
    </style:style>
    <style:style style:name="T22" style:family="text">
      <style:text-properties style:text-position="super 58%" style:font-name="Times New Roman1" fo:font-size="14pt" officeooo:rsid="000c7f9c" style:font-size-asian="14pt" style:font-name-complex="Times New Roman2" style:font-size-complex="14pt"/>
    </style:style>
    <style:style style:name="T23" style:family="text">
      <style:text-properties officeooo:rsid="00125866"/>
    </style:style>
    <style:style style:name="T24" style:family="text">
      <style:text-properties fo:color="#0563c1" style:font-name="Times New Roman1" fo:font-size="14pt" fo:language="ru" fo:country="RU" style:text-underline-style="solid" style:text-underline-width="auto" style:text-underline-color="font-color" officeooo:rsid="00125866" style:letter-kerning="false" style:font-name-asian="Calibri1" style:font-size-asian="14pt" style:language-asian="ru" style:country-asian="RU" style:font-name-complex="Times New Roman2" style:font-size-complex="14pt" style:language-complex="ar" style:country-complex="SA"/>
    </style:style>
    <style:style style:name="T25" style:family="text">
      <style:text-properties style:use-window-font-color="true" style:font-name="Times New Roman1" fo:font-size="14pt" fo:language="ru" fo:country="RU" officeooo:rsid="0012586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fo:color="#bbb529" style:font-name="JetBrains Mono" fo:font-size="12pt" fo:font-style="normal" fo:font-weight="normal" style:font-size-asian="12pt" style:font-style-asian="normal"/>
    </style:style>
    <style:style style:name="T27" style:family="text">
      <style:text-properties fo:color="#bbb529" style:font-name="JetBrains Mono" fo:font-size="12pt" fo:font-style="normal" style:font-size-asian="12pt" style:font-style-asian="normal"/>
    </style:style>
    <style:style style:name="T28" style:family="text">
      <style:text-properties fo:color="#6a8759" style:font-name="JetBrains Mono" fo:font-size="12pt" fo:font-style="normal" style:font-size-asian="12pt" style:font-style-asian="normal"/>
    </style:style>
    <style:style style:name="T29" style:family="text">
      <style:text-properties fo:color="#cc7832" style:font-name="JetBrains Mono" fo:font-size="12pt" fo:font-style="normal" style:font-size-asian="12pt" style:font-style-asian="normal"/>
    </style:style>
    <style:style style:name="T30" style:family="text">
      <style:text-properties fo:color="#a9b7c6" style:font-name="JetBrains Mono" fo:font-size="12pt" fo:font-style="normal" style:font-size-asian="12pt" style:font-style-asian="normal"/>
    </style:style>
    <style:style style:name="T31" style:family="text">
      <style:text-properties fo:color="#6897bb" style:font-name="JetBrains Mono" fo:font-size="12pt" fo:font-style="normal" style:font-size-asian="12pt" style:font-style-asian="normal"/>
    </style:style>
    <style:style style:name="T32" style:family="text">
      <style:text-properties fo:color="#b9bcd1" style:font-name="JetBrains Mono" fo:font-size="12pt" fo:font-style="normal" style:font-size-asian="12pt" style:font-style-asian="normal"/>
    </style:style>
    <style:style style:name="T33" style:family="text">
      <style:text-properties fo:color="#ffc66d" style:font-name="JetBrains Mono" fo:font-size="12pt" fo:font-style="normal" style:font-size-asian="12pt" style:font-style-asian="normal"/>
    </style:style>
    <style:style style:name="T34" style:family="text">
      <style:text-properties fo:color="#908b25" style:font-name="JetBrains Mono" fo:font-size="12pt" fo:font-style="normal" style:font-size-asian="12pt" style:font-style-asian="normal"/>
    </style:style>
    <style:style style:name="T35" style:family="text">
      <style:text-properties fo:color="#b5b6e3" style:font-name="JetBrains Mono" fo:font-size="12pt" fo:font-style="normal" style:font-size-asian="12pt" style:font-style-asian="normal"/>
    </style:style>
    <style:style style:name="T36" style:family="text">
      <style:text-properties fo:color="#9373a5" style:font-name="JetBrains Mono" fo:font-size="12pt" fo:font-style="normal" style:font-size-asian="12pt" style:font-style-asian="normal"/>
    </style:style>
    <style:style style:name="T3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осковский Авиационный Институт</text:p>
      <text:p text:style-name="P21">(Национальный Исследовательский Университет)</text:p>
      <text:p text:style-name="P21">Факультет информационных технологий и прикладной математики</text:p>
      <text:p text:style-name="P21">Кафедра вычислительной математики и программирования</text:p>
      <text:p text:style-name="P16"/>
      <text:p text:style-name="P16"/>
      <text:p text:style-name="P14"><text:span text:style-name="T5">Лабораторная работа №</text:span><text:span text:style-name="T7">3</text:span><text:span text:style-name="T5"> по курсу</text:span></text:p>
      <text:p text:style-name="P18">«Операционные системы»</text:p>
      <text:p text:style-name="P18"/>
      <text:p text:style-name="P14"/>
      <text:p text:style-name="P15"/>
      <text:p text:style-name="P16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4"><text:span text:style-name="T9">Студент: </text:span><text:span text:style-name="T15"><text:s/>Васютинский Вадим Александрович</text:span></text:p>
      <text:p text:style-name="P24"><text:span text:style-name="T9">Группа: М8О-</text:span><text:span text:style-name="T10">2</text:span><text:span text:style-name="T9">0</text:span><text:span text:style-name="T10">8</text:span><text:span text:style-name="T9">Б-</text:span><text:span text:style-name="T10">20</text:span></text:p>
      <text:p text:style-name="P24"><text:span text:style-name="T9">Вариант: </text:span><text:span text:style-name="T10">1</text:span><text:span text:style-name="T11">6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3">Москва, 2021</text:p>
      <text:p text:style-name="P19"><text:soft-page-break/>Содержание</text:p>
      <text:list xml:id="list2276427052" text:style-name="WWNum12">
        <text:list-item text:start-value="1">
          <text:p text:style-name="P30">Репозиторий</text:p>
        </text:list-item>
        <text:list-item text:style-override="WWNum13">
          <text:p text:style-name="P31">Постановка задачи</text:p>
        </text:list-item>
        <text:list-item text:style-override="WWNum14">
          <text:p text:style-name="P32">Общие сведения о программе</text:p>
        </text:list-item>
        <text:list-item text:style-override="WWNum16">
          <text:p text:style-name="P33">Исходный код</text:p>
        </text:list-item>
        <text:list-item text:style-override="WWNum18">
          <text:p text:style-name="P34">Выводы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Репозиторий</text:p>
      <text:p text:style-name="Standard_20__28_user_29_"><text:span text:style-name="Internet_20_link"><text:span text:style-name="T1">https://github.com/</text:span></text:span><text:span text:style-name="Internet_20_link"><text:span text:style-name="T24">GroundPeeker</text:span></text:span><text:span text:style-name="Internet_20_link"><text:span text:style-name="T1">/OS/tree/master/</text:span></text:span><text:span text:style-name="Internet_20_link"><text:span text:style-name="T4">lab3</text:span></text:span></text:p>
      <text:p text:style-name="P20"><text:soft-page-break/></text:p>
      <text:p text:style-name="P19">Постановка задачи</text:p>
      <text:h text:style-name="P36" text:outline-level="2">Цель работы</text:h>
      <text:p text:style-name="P11">Приобретение практических навыков в:</text:p>
      <text:p text:style-name="P11">· Управление потоками в ОС</text:p>
      <text:p text:style-name="P12">· Обеспечение синхронизации между потоками</text:p>
      <text:h text:style-name="P37" text:outline-level="2">Задание</text:h>
      <text:p text:style-name="P13">Составить программу на языке Си, обрабатывающую данные в многопоточном режиме. При обработке использовать стандартные средства создания потоков операционной системы (Windows/Unix). Ограничение потоков должно быть задано ключом запуска программы.<text:line-break/>Необходимо уметь продемонстрировать количество потоков, используемых программой, с помощью стандартных средств операционной системы. </text:p>
      <text:p text:style-name="P13">Привести исследование зависимости ускорения и эффективности алгоритма от входящих данных и количества потоков. Объяснить получившиеся результаты. </text:p>
      <text:p text:style-name="P40"><text:span text:style-name="T8">5. Отсортировать массив целых чисел при помощи четно-нечетной сортировки Бетчера</text:span></text:p>
      <text:p text:style-name="P25"/>
      <text:p text:style-name="P7">Общие сведения о программе</text:p>
      <text:p text:style-name="P10"><text:span text:style-name="T1">Программа написана на языке Си в UNIX-подобной операционной системе (</text:span><text:span text:style-name="T25">Ubuntu</text:span><text:span text:style-name="T1">). Для компиляции программы требуется указать ключ -</text:span><text:span text:style-name="T17">pthread</text:span><text:span text:style-name="T1">. </text:span></text:p>
      <text:list xml:id="list1554419193" text:style-name="WWNum1">
        <text:list-header>
          <text:p text:style-name="P35"><text:span text:style-name="T21"/></text:p>
        </text:list-header>
      </text:list>
      <text:p text:style-name="P6"/>
      <text:p text:style-name="P7">Исходный код</text:p>
      <text:p text:style-name="P8">main.cpp</text:p>
      <text:p text:style-name="P17"/>
      <text:p text:style-name="P38"><text:span text:style-name="symbol0_5f_c"><text:span text:style-name="T26">#include </text:span></text:span><text:span text:style-name="T28">&lt;stdio.h&gt;</text:span><text:line-break/><text:span text:style-name="T27">#include </text:span><text:span text:style-name="T28">&lt;pthread.h&gt;</text:span><text:line-break/><text:span text:style-name="T27">#include </text:span><text:span text:style-name="T28">&lt;stdlib.h&gt;</text:span><text:line-break/><text:span text:style-name="T27">#include </text:span><text:span text:style-name="T28">&lt;time.h&gt;</text:span><text:line-break/><text:line-break/><text:span text:style-name="T29">int </text:span><text:span text:style-name="T30">nums[</text:span><text:span text:style-name="T31">131072</text:span><text:span text:style-name="T30">]</text:span><text:span text:style-name="T29">;</text:span><text:line-break/><text:span text:style-name="T29">int </text:span><text:span text:style-name="T30">len = </text:span><text:span text:style-name="T31">131072</text:span><text:span text:style-name="T29">;</text:span><text:line-break/><text:span text:style-name="T29">int </text:span><text:span text:style-name="T30">threads = </text:span><text:span text:style-name="T31">2</text:span><text:span text:style-name="T29">;</text:span><text:line-break/><text:span text:style-name="T32">pthread_mutex_t </text:span><text:span text:style-name="T30">mutex</text:span><text:span text:style-name="T29">;</text:span><text:line-break/><text:line-break/><text:span text:style-name="T29">void </text:span><text:span text:style-name="T33">exchange</text:span><text:span text:style-name="T30">(</text:span><text:span text:style-name="T29">int </text:span><text:span text:style-name="T30">i</text:span><text:span text:style-name="T29">, int </text:span><text:span text:style-name="T30">j) {</text:span><text:line-break/><text:span text:style-name="T30"> <text:s text:c="3"/></text:span><text:span text:style-name="T29">int </text:span><text:span text:style-name="T30">t = nums[i]</text:span><text:span text:style-name="T29">;</text:span><text:line-break/><text:span text:style-name="T29"> <text:s text:c="3"/></text:span><text:span text:style-name="T30">nums[i] = nums[j]</text:span><text:span text:style-name="T29">;</text:span><text:line-break/><text:soft-page-break/><text:span text:style-name="T29"> <text:s text:c="3"/></text:span><text:span text:style-name="T30">nums[j] = t</text:span><text:span text:style-name="T29">;</text:span><text:line-break/><text:span text:style-name="T30">}</text:span><text:line-break/><text:line-break/><text:span text:style-name="T29">void </text:span><text:span text:style-name="T33">compare</text:span><text:span text:style-name="T30">(</text:span><text:span text:style-name="T29">int </text:span><text:span text:style-name="T30">i</text:span><text:span text:style-name="T29">, int </text:span><text:span text:style-name="T30">j) {</text:span><text:line-break/><text:span text:style-name="T30"> <text:s text:c="3"/></text:span><text:span text:style-name="T29">if </text:span><text:span text:style-name="T30">(nums[i] <text:s/>&gt; nums[j])</text:span><text:line-break/><text:span text:style-name="T30"> <text:s text:c="7"/>exchange(i</text:span><text:span text:style-name="T29">, </text:span><text:span text:style-name="T30">j)</text:span><text:span text:style-name="T29">;</text:span><text:line-break/><text:span text:style-name="T30">}</text:span><text:line-break/><text:line-break/><text:span text:style-name="T29">void</text:span><text:span text:style-name="T30">* </text:span><text:span text:style-name="T33">oddEvenMerge</text:span><text:span text:style-name="T30">(</text:span><text:span text:style-name="T29">void</text:span><text:span text:style-name="T30">* args) {</text:span><text:line-break/><text:span text:style-name="T30"> <text:s text:c="3"/></text:span><text:span text:style-name="T29">int</text:span><text:span text:style-name="T30">* ar = (</text:span><text:span text:style-name="T29">int</text:span><text:span text:style-name="T30">*) args</text:span><text:span text:style-name="T29">;</text:span><text:line-break/><text:span text:style-name="T29"> <text:s text:c="3"/>int </text:span><text:span text:style-name="T30">lo = ar[</text:span><text:span text:style-name="T31">0</text:span><text:span text:style-name="T30">]</text:span><text:span text:style-name="T29">;</text:span><text:line-break/><text:span text:style-name="T29"> <text:s text:c="3"/>int </text:span><text:span text:style-name="T30">n = ar[</text:span><text:span text:style-name="T31">1</text:span><text:span text:style-name="T30">]</text:span><text:span text:style-name="T29">;</text:span><text:line-break/><text:span text:style-name="T29"> <text:s text:c="3"/>int </text:span><text:span text:style-name="T30">r = ar[</text:span><text:span text:style-name="T31">2</text:span><text:span text:style-name="T30">]</text:span><text:span text:style-name="T29">;</text:span><text:line-break/><text:span text:style-name="T29"> <text:s text:c="3"/>int </text:span><text:span text:style-name="T30">m = r * </text:span><text:span text:style-name="T31">2</text:span><text:span text:style-name="T29">;</text:span><text:line-break/><text:span text:style-name="T29"> <text:s text:c="3"/>if </text:span><text:span text:style-name="T30">(m &lt; n) {</text:span><text:line-break/><text:span text:style-name="T30"> <text:s text:c="7"/></text:span><text:span text:style-name="T29">int </text:span><text:span text:style-name="T30">properties1[</text:span><text:span text:style-name="T31">3</text:span><text:span text:style-name="T30">] = {lo</text:span><text:span text:style-name="T29">, </text:span><text:span text:style-name="T30">n</text:span><text:span text:style-name="T29">, </text:span><text:span text:style-name="T30">m}</text:span><text:span text:style-name="T29">;</text:span><text:line-break/><text:span text:style-name="T29"> <text:s text:c="7"/>int </text:span><text:span text:style-name="T30">properties2[</text:span><text:span text:style-name="T31">3</text:span><text:span text:style-name="T30">] = {lo+r</text:span><text:span text:style-name="T29">, </text:span><text:span text:style-name="T30">n</text:span><text:span text:style-name="T29">, </text:span><text:span text:style-name="T30">m}</text:span><text:span text:style-name="T29">;</text:span><text:line-break/><text:span text:style-name="T29"> <text:s text:c="7"/>int </text:span><text:span text:style-name="T30">create_threads = </text:span><text:span text:style-name="T31">0</text:span><text:span text:style-name="T29">;</text:span><text:line-break/><text:span text:style-name="T29"> <text:s text:c="7"/></text:span><text:span text:style-name="T30">pthread_mutex_lock(&amp;mutex)</text:span><text:span text:style-name="T29">;</text:span><text:line-break/><text:span text:style-name="T29"> <text:s text:c="7"/>if </text:span><text:span text:style-name="T30">(threads &gt;= </text:span><text:span text:style-name="T31">2</text:span><text:span text:style-name="T30">) {</text:span><text:line-break/><text:span text:style-name="T30"> <text:s text:c="11"/>threads -= </text:span><text:span text:style-name="T31">2</text:span><text:span text:style-name="T29">;</text:span><text:line-break/><text:span text:style-name="T29"> <text:s text:c="11"/></text:span><text:span text:style-name="T30">create_threads = </text:span><text:span text:style-name="T31">1</text:span><text:span text:style-name="T29">;</text:span><text:line-break/><text:span text:style-name="T29"> <text:s text:c="7"/></text:span><text:span text:style-name="T30">}</text:span><text:line-break/><text:span text:style-name="T30"> <text:s text:c="7"/>pthread_mutex_unlock(&amp;mutex)</text:span><text:span text:style-name="T29">;</text:span><text:line-break/><text:span text:style-name="T29"> <text:s text:c="7"/>if </text:span><text:span text:style-name="T30">(create_threads) {</text:span><text:line-break/><text:span text:style-name="T30"> <text:s text:c="11"/></text:span><text:span text:style-name="T32">pthread_t </text:span><text:span text:style-name="T30">t1</text:span><text:span text:style-name="T29">;</text:span><text:line-break/><text:span text:style-name="T29"> <text:s text:c="11"/></text:span><text:span text:style-name="T30">pthread_create(&amp;t1</text:span><text:span text:style-name="T29">, </text:span><text:span text:style-name="T34">NULL</text:span><text:span text:style-name="T29">, </text:span><text:span text:style-name="T30">&amp;oddEvenMerge</text:span><text:span text:style-name="T29">, </text:span><text:span text:style-name="T30">properties1)</text:span><text:span text:style-name="T29">;</text:span><text:line-break/><text:span text:style-name="T29"> <text:s text:c="11"/></text:span><text:span text:style-name="T32">pthread_t </text:span><text:span text:style-name="T30">t2</text:span><text:span text:style-name="T29">;</text:span><text:line-break/><text:span text:style-name="T29"> <text:s text:c="11"/></text:span><text:span text:style-name="T30">pthread_create(&amp;t2</text:span><text:span text:style-name="T29">, </text:span><text:span text:style-name="T34">NULL</text:span><text:span text:style-name="T29">, </text:span><text:span text:style-name="T30">&amp;oddEvenMerge</text:span><text:span text:style-name="T29">, </text:span><text:span text:style-name="T30">properties2)</text:span><text:span text:style-name="T29">;</text:span><text:line-break/><text:span text:style-name="T29"> <text:s text:c="11"/></text:span><text:span text:style-name="T30">pthread_join(t1</text:span><text:span text:style-name="T29">, </text:span><text:span text:style-name="T34">NULL</text:span><text:span text:style-name="T30">)</text:span><text:span text:style-name="T29">;</text:span><text:line-break/><text:span text:style-name="T29"> <text:s text:c="11"/></text:span><text:span text:style-name="T30">pthread_join(t2</text:span><text:span text:style-name="T29">, </text:span><text:span text:style-name="T34">NULL</text:span><text:span text:style-name="T30">)</text:span><text:span text:style-name="T29">;</text:span><text:line-break/><text:span text:style-name="T29"> <text:s text:c="7"/></text:span><text:span text:style-name="T30">} </text:span><text:span text:style-name="T29">else </text:span><text:span text:style-name="T30">{</text:span><text:line-break/><text:span text:style-name="T30"> <text:s text:c="11"/>oddEvenMerge(properties1)</text:span><text:span text:style-name="T29">;</text:span><text:line-break/><text:span text:style-name="T29"> <text:s text:c="11"/></text:span><text:span text:style-name="T30">oddEvenMerge(properties2)</text:span><text:span text:style-name="T29">;</text:span><text:line-break/><text:span text:style-name="T29"> <text:s text:c="7"/></text:span><text:span text:style-name="T30">}</text:span><text:line-break/><text:span text:style-name="T30"> <text:s text:c="7"/></text:span><text:span text:style-name="T29">for </text:span><text:span text:style-name="T30">(</text:span><text:span text:style-name="T29">int </text:span><text:span text:style-name="T30">i = lo + r</text:span><text:span text:style-name="T29">; </text:span><text:span text:style-name="T30">i + r &lt; lo + n</text:span><text:span text:style-name="T29">; </text:span><text:span text:style-name="T30">i += m) {</text:span><text:line-break/><text:span text:style-name="T30"> <text:s text:c="11"/>compare(i</text:span><text:span text:style-name="T29">, </text:span><text:span text:style-name="T30">i + r)</text:span><text:span text:style-name="T29">;</text:span><text:line-break/><text:span text:style-name="T29"> <text:s text:c="7"/></text:span><text:span text:style-name="T30">}</text:span><text:line-break/><text:span text:style-name="T30"> <text:s text:c="3"/>}</text:span><text:line-break/><text:span text:style-name="T30"> <text:s text:c="3"/></text:span><text:span text:style-name="T29">else </text:span><text:span text:style-name="T30">{</text:span><text:line-break/><text:span text:style-name="T30"> <text:s text:c="7"/>compare(lo</text:span><text:span text:style-name="T29">, </text:span><text:span text:style-name="T30">lo+r)</text:span><text:span text:style-name="T29">;</text:span><text:line-break/><text:span text:style-name="T29"> <text:s text:c="3"/></text:span><text:span text:style-name="T30">}</text:span><text:line-break/><text:span text:style-name="T30">}</text:span><text:line-break/><text:line-break/><text:line-break/><text:span text:style-name="T29">void</text:span><text:span text:style-name="T30">* </text:span><text:span text:style-name="T33">oddEvenMergeSort</text:span><text:span text:style-name="T30">(</text:span><text:span text:style-name="T29">void</text:span><text:span text:style-name="T30">* args) {</text:span><text:line-break/><text:span text:style-name="T30"> <text:s text:c="3"/></text:span><text:span text:style-name="T29">int</text:span><text:span text:style-name="T30">* ar = (</text:span><text:span text:style-name="T29">int</text:span><text:span text:style-name="T30">*) args</text:span><text:span text:style-name="T29">;</text:span><text:line-break/><text:span text:style-name="T29"> <text:s text:c="3"/>int </text:span><text:span text:style-name="T30">lo = ar[</text:span><text:span text:style-name="T31">0</text:span><text:span text:style-name="T30">]</text:span><text:span text:style-name="T29">;</text:span><text:line-break/><text:span text:style-name="T29"> <text:s text:c="3"/>int </text:span><text:span text:style-name="T30">n = ar[</text:span><text:span text:style-name="T31">1</text:span><text:span text:style-name="T30">]</text:span><text:span text:style-name="T29">;</text:span><text:line-break/><text:span text:style-name="T29"> <text:s text:c="3"/>if </text:span><text:span text:style-name="T30">(n &gt; </text:span><text:span text:style-name="T31">1</text:span><text:span text:style-name="T30">) {</text:span><text:line-break/><text:soft-page-break/><text:span text:style-name="T30"> <text:s text:c="7"/></text:span><text:span text:style-name="T29">int </text:span><text:span text:style-name="T30">create_threads = </text:span><text:span text:style-name="T31">0</text:span><text:span text:style-name="T29">;</text:span><text:line-break/><text:span text:style-name="T29"> <text:s text:c="7"/>int </text:span><text:span text:style-name="T30">m = n/</text:span><text:span text:style-name="T31">2</text:span><text:span text:style-name="T29">;</text:span><text:line-break/><text:span text:style-name="T29"> <text:s text:c="7"/>int </text:span><text:span text:style-name="T30">properties1[</text:span><text:span text:style-name="T31">2</text:span><text:span text:style-name="T30">] = {lo</text:span><text:span text:style-name="T29">, </text:span><text:span text:style-name="T30">m}</text:span><text:span text:style-name="T29">;</text:span><text:line-break/><text:span text:style-name="T29"> <text:s text:c="7"/>int </text:span><text:span text:style-name="T30">properties2[</text:span><text:span text:style-name="T31">2</text:span><text:span text:style-name="T30">] = {lo+m</text:span><text:span text:style-name="T29">, </text:span><text:span text:style-name="T30">m}</text:span><text:span text:style-name="T29">;</text:span><text:line-break/><text:span text:style-name="T29"> <text:s text:c="7"/></text:span><text:span text:style-name="T30">pthread_mutex_lock(&amp;mutex)</text:span><text:span text:style-name="T29">;</text:span><text:line-break/><text:span text:style-name="T29"> <text:s text:c="7"/>if </text:span><text:span text:style-name="T30">(threads &gt;= </text:span><text:span text:style-name="T31">2</text:span><text:span text:style-name="T30">) {</text:span><text:line-break/><text:span text:style-name="T30"> <text:s text:c="11"/>threads -= </text:span><text:span text:style-name="T31">2</text:span><text:span text:style-name="T29">;</text:span><text:line-break/><text:span text:style-name="T29"> <text:s text:c="11"/></text:span><text:span text:style-name="T30">create_threads = </text:span><text:span text:style-name="T31">1</text:span><text:span text:style-name="T29">;</text:span><text:line-break/><text:span text:style-name="T29"> <text:s text:c="7"/></text:span><text:span text:style-name="T30">}</text:span><text:line-break/><text:span text:style-name="T30"> <text:s text:c="7"/>pthread_mutex_unlock(&amp;mutex)</text:span><text:span text:style-name="T29">;</text:span><text:line-break/><text:span text:style-name="T29"> <text:s text:c="7"/>if </text:span><text:span text:style-name="T30">(create_threads) {</text:span><text:line-break/><text:span text:style-name="T30"> <text:s text:c="11"/></text:span><text:span text:style-name="T32">pthread_t </text:span><text:span text:style-name="T30">t1</text:span><text:span text:style-name="T29">;</text:span><text:line-break/><text:span text:style-name="T29"> <text:s text:c="11"/></text:span><text:span text:style-name="T30">pthread_create(&amp;t1</text:span><text:span text:style-name="T29">, </text:span><text:span text:style-name="T34">NULL</text:span><text:span text:style-name="T29">, </text:span><text:span text:style-name="T30">&amp;oddEvenMergeSort</text:span><text:span text:style-name="T29">, </text:span><text:span text:style-name="T30">properties1)</text:span><text:span text:style-name="T29">;</text:span><text:line-break/><text:span text:style-name="T29"> <text:s text:c="11"/></text:span><text:span text:style-name="T32">pthread_t </text:span><text:span text:style-name="T30">t2</text:span><text:span text:style-name="T29">;</text:span><text:line-break/><text:span text:style-name="T29"> <text:s text:c="11"/></text:span><text:span text:style-name="T30">pthread_create(&amp;t2</text:span><text:span text:style-name="T29">, </text:span><text:span text:style-name="T34">NULL</text:span><text:span text:style-name="T29">, </text:span><text:span text:style-name="T30">&amp;oddEvenMergeSort</text:span><text:span text:style-name="T29">, </text:span><text:span text:style-name="T30">properties2)</text:span><text:span text:style-name="T29">;</text:span><text:line-break/><text:span text:style-name="T29"> <text:s text:c="11"/></text:span><text:span text:style-name="T30">pthread_join(t1</text:span><text:span text:style-name="T29">, </text:span><text:span text:style-name="T34">NULL</text:span><text:span text:style-name="T30">)</text:span><text:span text:style-name="T29">;</text:span><text:line-break/><text:span text:style-name="T29"> <text:s text:c="11"/></text:span><text:span text:style-name="T30">pthread_join(t2</text:span><text:span text:style-name="T29">, </text:span><text:span text:style-name="T34">NULL</text:span><text:span text:style-name="T30">)</text:span><text:span text:style-name="T29">;</text:span><text:line-break/><text:span text:style-name="T29"> <text:s text:c="7"/></text:span><text:span text:style-name="T30">} </text:span><text:span text:style-name="T29">else </text:span><text:span text:style-name="T30">{</text:span><text:line-break/><text:span text:style-name="T30"> <text:s text:c="11"/>oddEvenMergeSort(properties1)</text:span><text:span text:style-name="T29">;</text:span><text:line-break/><text:span text:style-name="T29"> <text:s text:c="11"/></text:span><text:span text:style-name="T30">oddEvenMergeSort(properties2)</text:span><text:span text:style-name="T29">;</text:span><text:line-break/><text:span text:style-name="T29"> <text:s text:c="7"/></text:span><text:span text:style-name="T30">}</text:span><text:line-break/><text:span text:style-name="T30"> <text:s text:c="7"/></text:span><text:span text:style-name="T29">int </text:span><text:span text:style-name="T30">properties3[</text:span><text:span text:style-name="T31">3</text:span><text:span text:style-name="T30">] = {lo</text:span><text:span text:style-name="T29">, </text:span><text:span text:style-name="T30">n</text:span><text:span text:style-name="T29">, </text:span><text:span text:style-name="T31">1</text:span><text:span text:style-name="T30">}</text:span><text:span text:style-name="T29">;</text:span><text:line-break/><text:span text:style-name="T29"> <text:s text:c="7"/></text:span><text:span text:style-name="T30">oddEvenMerge((</text:span><text:span text:style-name="T29">void</text:span><text:span text:style-name="T30">**) properties3)</text:span><text:span text:style-name="T29">;</text:span><text:line-break/><text:span text:style-name="T29"> <text:s text:c="3"/></text:span><text:span text:style-name="T30">}</text:span><text:line-break/><text:span text:style-name="T30">}</text:span><text:line-break/><text:line-break/><text:span text:style-name="T29">int </text:span><text:span text:style-name="T33">main</text:span><text:span text:style-name="T30">() {</text:span><text:line-break/><text:span text:style-name="T30"> <text:s text:c="3"/>pthread_mutex_init(&amp;mutex</text:span><text:span text:style-name="T29">, </text:span><text:span text:style-name="T34">NULL</text:span><text:span text:style-name="T30">)</text:span><text:span text:style-name="T29">;</text:span><text:line-break/><text:span text:style-name="T29"> <text:s text:c="3"/>struct </text:span><text:span text:style-name="T35">timespec </text:span><text:span text:style-name="T30">start</text:span><text:span text:style-name="T29">, </text:span><text:span text:style-name="T30">stop</text:span><text:span text:style-name="T29">;</text:span><text:line-break/><text:span text:style-name="T29"> <text:s text:c="3"/>long int </text:span><text:span text:style-name="T30">tt</text:span><text:span text:style-name="T29">;</text:span><text:line-break/><text:span text:style-name="T29"> <text:s text:c="3"/>if </text:span><text:span text:style-name="T30">((threads &lt; </text:span><text:span text:style-name="T31">0</text:span><text:span text:style-name="T30">) &amp;&amp; (threads % </text:span><text:span text:style-name="T31">2 </text:span><text:span text:style-name="T30">== </text:span><text:span text:style-name="T31">1</text:span><text:span text:style-name="T30">)) {</text:span><text:line-break/><text:span text:style-name="T30"> <text:s text:c="7"/>printf(</text:span><text:span text:style-name="T28">"Incorrect number of threads</text:span><text:span text:style-name="T29">\n</text:span><text:span text:style-name="T28">"</text:span><text:span text:style-name="T30">)</text:span><text:span text:style-name="T29">;</text:span><text:line-break/><text:span text:style-name="T29"> <text:s text:c="3"/></text:span><text:span text:style-name="T30">}</text:span><text:line-break/><text:span text:style-name="T30"> <text:s text:c="3"/></text:span><text:span text:style-name="T29">if </text:span><text:span text:style-name="T30">((len==</text:span><text:span text:style-name="T31">0</text:span><text:span text:style-name="T30">) &amp;&amp; (len % </text:span><text:span text:style-name="T31">2 </text:span><text:span text:style-name="T30">== </text:span><text:span text:style-name="T31">1</text:span><text:span text:style-name="T30">)) {</text:span><text:line-break/><text:span text:style-name="T30"> <text:s text:c="7"/>printf(</text:span><text:span text:style-name="T28">"Not even or zero length</text:span><text:span text:style-name="T29">\n</text:span><text:span text:style-name="T28">"</text:span><text:span text:style-name="T30">)</text:span><text:span text:style-name="T29">;</text:span><text:line-break/><text:span text:style-name="T29"> <text:s text:c="7"/>return </text:span><text:span text:style-name="T31">1</text:span><text:span text:style-name="T29">;</text:span><text:line-break/><text:span text:style-name="T29"> <text:s text:c="3"/></text:span><text:span text:style-name="T30">}</text:span><text:line-break/><text:span text:style-name="T30"> <text:s text:c="3"/></text:span><text:span text:style-name="T29">for </text:span><text:span text:style-name="T30">(</text:span><text:span text:style-name="T29">int </text:span><text:span text:style-name="T30">i = </text:span><text:span text:style-name="T31">1</text:span><text:span text:style-name="T29">; </text:span><text:span text:style-name="T30">i &lt;= len</text:span><text:span text:style-name="T29">; </text:span><text:span text:style-name="T30">i++) {</text:span><text:line-break/><text:span text:style-name="T30"> <text:s text:c="7"/>nums[len - i] = i</text:span><text:span text:style-name="T29">;</text:span><text:line-break/><text:span text:style-name="T29"> <text:s text:c="3"/></text:span><text:span text:style-name="T30">}</text:span><text:line-break/><text:span text:style-name="T30"> <text:s text:c="3"/>clock_gettime(</text:span><text:span text:style-name="T34">CLOCK_REALTIME</text:span><text:span text:style-name="T29">, </text:span><text:span text:style-name="T30">&amp;start)</text:span><text:span text:style-name="T29">;</text:span><text:line-break/><text:line-break/><text:span text:style-name="T29"> <text:s text:c="3"/>int </text:span><text:span text:style-name="T30">properties[</text:span><text:span text:style-name="T31">2</text:span><text:span text:style-name="T30">] = {</text:span><text:span text:style-name="T31">0</text:span><text:span text:style-name="T29">, </text:span><text:span text:style-name="T30">len}</text:span><text:span text:style-name="T29">;</text:span><text:line-break/><text:span text:style-name="T29"> <text:s text:c="3"/></text:span><text:span text:style-name="T30">oddEvenMergeSort((</text:span><text:span text:style-name="T29">void</text:span><text:span text:style-name="T30">**)properties)</text:span><text:span text:style-name="T29">;</text:span><text:line-break/><text:span text:style-name="T29"> <text:s text:c="3"/></text:span><text:span text:style-name="T30">pthread_mutex_destroy(&amp;mutex)</text:span><text:span text:style-name="T29">;</text:span><text:line-break/><text:span text:style-name="T29"> <text:s text:c="3"/></text:span><text:span text:style-name="T30">clock_gettime(</text:span><text:span text:style-name="T34">CLOCK_REALTIME</text:span><text:span text:style-name="T29">, </text:span><text:span text:style-name="T30">&amp;stop)</text:span><text:span text:style-name="T29">;</text:span><text:line-break/><text:span text:style-name="T29"> <text:s text:c="3"/></text:span><text:span text:style-name="T30">tt = </text:span><text:span text:style-name="T31">100000000</text:span><text:span text:style-name="T30">*(stop.</text:span><text:span text:style-name="T36">tv_sec </text:span><text:span text:style-name="T30">- start.</text:span><text:span text:style-name="T36">tv_sec</text:span><text:span text:style-name="T30">)+(stop.</text:span><text:span text:style-name="T36">tv_nsec </text:span><text:span text:style-name="T30">- start.</text:span><text:span text:style-name="T36">tv_nsec</text:span><text:span text:style-name="T30">)</text:span><text:span text:style-name="T29">;</text:span><text:line-break/><text:span text:style-name="T29"> <text:s text:c="3"/></text:span><text:span text:style-name="T30">printf(</text:span><text:span text:style-name="T28">"Time estimated: %ld ns</text:span><text:span text:style-name="T29">\n</text:span><text:span text:style-name="T28">"</text:span><text:span text:style-name="T29">, </text:span><text:span text:style-name="T30">tt)</text:span><text:span text:style-name="T29">;</text:span><text:line-break/><text:span text:style-name="T30">}</text:span></text:p>
      <text:p text:style-name="P39"><text:span text:style-name="number_5f_bash"/></text:p>
      <text:p text:style-name="P9"/>
      <text:p text:style-name="P27"><text:soft-page-break/>Выводы</text:p>
      <text:p text:style-name="P26"/>
      <text:p text:style-name="P28">Язык Си позволяет пользователю взаимодействовать с потоками операционной системы. Для этого на Unix-подобных системах требуется подключить библиотеку pthread.h. </text:p>
      <text:p text:style-name="P28">Создание потоков происходит быстрее, чем создание процессов, а все потоки используют одну и ту же область данных. Поэтому многопоточность – один из способов ускорить обработку каких-либо данных: выполнение однотипных, не зависящих друг от друга задач, можно поручить отдельным потокам, которые будут работать параллельно. </text:p>
      <text:p text:style-name="P28">Средствами языка Си можно совершать системные запросы на создание потока, ожидания завершения потока, а также использовать различные примитивы синхронизации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member0_5f_c" style:display-name="member0_c" style:family="text">
      <style:text-properties fo:color="#202020" fo:font-style="normal" fo:font-weight="normal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2-01-11T22:57:59.123624392</dc:date>
    <meta:editing-cycles>10</meta:editing-cycles>
    <meta:editing-duration>PT28M30S</meta:editing-duration>
    <meta:generator>LibreOffice/6.4.7.2$Linux_X86_64 LibreOffice_project/40$Build-2</meta:generator>
    <meta:document-statistic meta:table-count="0" meta:image-count="0" meta:object-count="0" meta:page-count="6" meta:paragraph-count="41" meta:word-count="594" meta:character-count="5089" meta:non-whitespace-character-count="388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